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34cm" fo:min-width="6.235cm"/>
    </style:style>
    <style:style style:name="gr2" style:family="graphic" style:parent-style-name="standard">
      <style:graphic-properties draw:textarea-horizontal-align="justify" draw:textarea-vertical-align="middle" draw:auto-grow-height="false" fo:min-height="1.867cm" fo:min-width="2.025cm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1.867cm" fo:min-width="4.44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1.867cm" fo:min-width="2.025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1.867cm" fo:min-width="2.026cm"/>
    </style:style>
    <style:style style:name="gr7" style:family="graphic" style:parent-style-name="standard">
      <style:graphic-properties draw:textarea-horizontal-align="justify" draw:textarea-vertical-align="middle" draw:auto-grow-height="false" fo:min-height="1.867cm" fo:min-width="4.129cm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1.867cm" fo:min-width="2.025cm"/>
    </style:style>
    <style:style style:name="gr9" style:family="graphic" style:parent-style-name="standard">
      <style:graphic-properties draw:textarea-horizontal-align="justify" draw:textarea-vertical-align="middle" draw:auto-grow-height="false" fo:min-height="1.867cm" fo:min-width="4.13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99"/>
      <style:paragraph-properties fo:text-align="center"/>
      <style:text-properties fo:font-weight="bold"/>
    </style:style>
    <style:style style:name="P5" style:family="paragraph">
      <loext:graphic-properties draw:fill-color="#ffff99"/>
      <style:paragraph-properties fo:text-align="center"/>
    </style:style>
    <style:style style:name="P6" style:family="paragraph">
      <style:paragraph-properties fo:text-align="center"/>
      <style:text-properties fo:font-weight="bold"/>
    </style:style>
    <style:style style:name="P7" style:family="paragraph">
      <loext:graphic-properties draw:fill-color="#ffff00"/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273cm" svg:height="3.006cm" svg:x="7.47cm" svg:y="2.694cm">
          <text:p text:style-name="P1">/ho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2" draw:id="id2" draw:layer="layout" svg:width="2.727cm" svg:height="2.285cm" svg:x="5.766cm" svg:y="6.903cm">
          <text:p text:style-name="P1">us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3" draw:id="id3" draw:layer="layout" svg:width="5.341cm" svg:height="2.285cm" svg:x="3.834cm" svg:y="10.992cm">
          <text:p text:style-name="P1">jackal_navigation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3" draw:layer="layout" svg:x1="11.107cm" svg:y1="5.7cm" svg:x2="7.13cm" svg:y2="6.903cm" draw:start-shape="id1" draw:start-glue-point="6" draw:end-shape="id2" draw:end-glue-point="4" svg:d="M11107 5700v602h-3977v601" svg:viewBox="0 0 3978 1204">
          <text:p/>
        </draw:connector>
        <draw:connector draw:style-name="gr4" draw:text-style-name="P3" draw:layer="layout" svg:x1="7.13cm" svg:y1="9.188cm" svg:x2="6.505cm" svg:y2="10.992cm" draw:start-shape="id2" draw:start-glue-point="6" draw:end-shape="id3" draw:end-glue-point="4" svg:d="M7130 9188v902h-625v902" svg:viewBox="0 0 626 1805">
          <text:p/>
        </draw:connector>
        <draw:custom-shape draw:style-name="gr2" draw:text-style-name="P1" xml:id="id5" draw:id="id5" draw:layer="layout" svg:width="2.727cm" svg:height="2.285cm" svg:x="6.107cm" svg:y="14.479cm">
          <text:p text:style-name="P1">deve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4" draw:id="id4" draw:layer="layout" svg:width="2.727cm" svg:height="2.285cm" svg:x="2.925cm" svg:y="14.479cm">
          <text:p text:style-name="P1">buil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6" draw:id="id6" draw:layer="layout" svg:width="2.727cm" svg:height="2.285cm" svg:x="9.402cm" svg:y="14.479cm">
          <text:p text:style-name="P1">sr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8" draw:id="id8" draw:layer="layout" svg:width="2.727cm" svg:height="2.285cm" svg:x="11.22cm" svg:y="22.562cm">
          <text:p text:style-name="P1">script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5" xml:id="id10" draw:id="id10" draw:layer="layout" svg:width="2.728cm" svg:height="2.285cm" svg:x="8.038cm" svg:y="22.536cm">
          <text:p text:style-name="P1">map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3" draw:layer="layout" svg:x1="6.505cm" svg:y1="13.277cm" svg:x2="4.289cm" svg:y2="14.479cm" draw:start-shape="id3" draw:start-glue-point="6" draw:end-shape="id4" draw:end-glue-point="4" svg:d="M6505 13277v601h-2216v601" svg:viewBox="0 0 2217 1203">
          <text:p/>
        </draw:connector>
        <draw:connector draw:style-name="gr4" draw:text-style-name="P3" draw:layer="layout" svg:x1="6.505cm" svg:y1="13.277cm" svg:x2="7.471cm" svg:y2="14.479cm" draw:start-shape="id3" draw:start-glue-point="6" draw:end-shape="id5" draw:end-glue-point="4" svg:d="M6505 13277v601h966v601" svg:viewBox="0 0 967 1203">
          <text:p/>
        </draw:connector>
        <draw:connector draw:style-name="gr4" draw:text-style-name="P3" draw:layer="layout" svg:x1="6.505cm" svg:y1="13.277cm" svg:x2="10.766cm" svg:y2="14.479cm" draw:start-shape="id3" draw:start-glue-point="6" draw:end-shape="id6" draw:end-glue-point="4" svg:d="M6505 13277v601h4261v601" svg:viewBox="0 0 4262 1203">
          <text:p/>
        </draw:connector>
        <draw:custom-shape draw:style-name="gr2" draw:text-style-name="P6" xml:id="id9" draw:id="id9" draw:layer="layout" svg:width="2.727cm" svg:height="2.285cm" svg:x="14.402cm" svg:y="22.562cm">
          <text:p text:style-name="P1">...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6" xml:id="id11" draw:id="id11" draw:layer="layout" svg:width="4.999cm" svg:height="2.285cm" svg:x="2.471cm" svg:y="19.169cm">
          <text:p text:style-name="P1">jackal_simulat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3" draw:id="id13" draw:layer="layout" svg:width="2.727cm" svg:height="2.285cm" svg:x="2.016cm" svg:y="25.315cm">
          <text:p text:style-name="P1">world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4" draw:id="id14" draw:layer="layout" svg:width="2.727cm" svg:height="2.285cm" svg:x="5.311cm" svg:y="25.32cm">
          <text:p text:style-name="P1">launch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7" xml:id="id7" draw:id="id7" draw:layer="layout" svg:width="2.727cm" svg:height="2.285cm" svg:x="11.334cm" svg:y="18.087cm">
          <text:p text:style-name="P1">my_pk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3" draw:layer="layout" svg:x1="10.766cm" svg:y1="16.764cm" svg:x2="12.698cm" svg:y2="18.087cm" draw:start-shape="id6" draw:start-glue-point="6" draw:end-shape="id7" draw:end-glue-point="4" svg:d="M10766 16764v661h1932v662" svg:viewBox="0 0 1933 1324">
          <text:p/>
        </draw:connector>
        <draw:connector draw:style-name="gr4" draw:text-style-name="P3" draw:layer="layout" svg:x1="12.698cm" svg:y1="20.372cm" svg:x2="12.584cm" svg:y2="22.562cm" draw:start-shape="id7" draw:start-glue-point="6" draw:end-shape="id8" draw:end-glue-point="4" svg:d="M12698 20372v1095h-114v1095" svg:viewBox="0 0 115 2191">
          <text:p/>
        </draw:connector>
        <draw:connector draw:style-name="gr4" draw:text-style-name="P3" draw:layer="layout" svg:x1="12.698cm" svg:y1="20.372cm" svg:x2="15.766cm" svg:y2="22.562cm" draw:start-shape="id7" draw:start-glue-point="6" draw:end-shape="id9" draw:end-glue-point="4" svg:d="M12698 20372v1095h3068v1095" svg:viewBox="0 0 3069 2191">
          <text:p/>
        </draw:connector>
        <draw:connector draw:style-name="gr4" draw:text-style-name="P3" draw:layer="layout" svg:x1="12.698cm" svg:y1="20.372cm" svg:x2="9.402cm" svg:y2="22.536cm" draw:start-shape="id7" draw:start-glue-point="6" draw:end-shape="id10" draw:end-glue-point="4" svg:d="M12698 20372v1082h-3296v1082" svg:viewBox="0 0 3297 2165">
          <text:p/>
        </draw:connector>
        <draw:custom-shape draw:style-name="gr9" draw:text-style-name="P6" xml:id="id12" draw:id="id12" draw:layer="layout" svg:width="5cm" svg:height="2.285cm" svg:x="2.357cm" svg:y="22.175cm">
          <text:p text:style-name="P1">jackal_gazeb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3" draw:layer="layout" svg:x1="10.766cm" svg:y1="16.764cm" svg:x2="4.97cm" svg:y2="19.169cm" draw:start-shape="id6" draw:start-glue-point="6" draw:end-shape="id11" svg:d="M10766 16764v1202h-5796v1203" svg:viewBox="0 0 5797 2406">
          <text:p/>
        </draw:connector>
        <draw:connector draw:style-name="gr4" draw:text-style-name="P3" draw:layer="layout" svg:x1="4.971cm" svg:y1="21.454cm" svg:x2="4.857cm" svg:y2="22.175cm" draw:start-shape="id11" draw:start-glue-point="6" draw:end-shape="id12" draw:end-glue-point="4" svg:d="M4971 21454v360h-114v361" svg:viewBox="0 0 115 722">
          <text:p/>
        </draw:connector>
        <draw:connector draw:style-name="gr4" draw:text-style-name="P3" draw:layer="layout" svg:x1="4.857cm" svg:y1="24.46cm" svg:x2="3.38cm" svg:y2="25.315cm" draw:start-shape="id12" draw:start-glue-point="6" draw:end-shape="id13" draw:end-glue-point="4" svg:d="M4857 24460v427h-1477v428" svg:viewBox="0 0 1478 856">
          <text:p/>
        </draw:connector>
        <draw:connector draw:style-name="gr4" draw:text-style-name="P3" draw:layer="layout" svg:x1="4.857cm" svg:y1="24.46cm" svg:x2="6.675cm" svg:y2="25.32cm" draw:start-shape="id12" draw:start-glue-point="6" draw:end-shape="id14" draw:end-glue-point="4" svg:d="M4857 24460v430h1818v430" svg:viewBox="0 0 1819 8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8:24:08.355951271</meta:creation-date>
    <dc:date>2017-09-14T19:20:44.508214879</dc:date>
    <meta:editing-duration>PT14M26S</meta:editing-duration>
    <meta:editing-cycles>4</meta:editing-cycles>
    <meta:generator>LibreOffice/5.1.6.2$Linux_X86_64 LibreOffice_project/10m0$Build-2</meta:generator>
    <meta:document-statistic meta:object-count="27"/>
  </office:meta>
</office:document-meta>
</file>